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" style:family="table-cell" style:parent-style-name="Default" style:data-style-name="N0">
      <style:table-cell-properties fo:background-color="transparent" fo:border="0.06pt solid #000000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color="#ff0000" style:font-name="Times New Roman1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style:font-name="Calibri" style:font-name-asian="Calibri1" style:font-name-complex="Calibri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Autor 8</text:p>
          </table:table-cell>
          <table:table-cell table:style-name="ce1" office:value-type="string" calcext:value-type="string">
            <text:p>Autor 9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VITORIANO, Marcia Cristina de Carvalho Pazin</text:p>
          </table:table-cell>
          <table:table-cell table:number-columns-repeated="8"/>
          <table:table-cell office:value-type="string" calcext:value-type="string">
            <text:p>Alameda Casa Editoria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ITORIANO, Marcia Cristina de Carvalho Pazin</text:p>
          </table:table-cell>
          <table:table-cell table:number-columns-repeated="8"/>
          <table:table-cell office:value-type="string" calcext:value-type="string">
            <text:p>AAB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OLIVEIRA, Henry Poncio Cruz de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Editora UFPb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ABECI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Thesauru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Interciênc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EDUFB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Thesauru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EDUFF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LÜCK, Esther Hermes</text:p>
          </table:table-cell>
          <table:table-cell table:number-columns-repeated="7"/>
          <table:table-cell office:value-type="string" calcext:value-type="string">
            <text:p>FUNDEP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ALMEIDA, Daniela Pereira dos Reis de</text:p>
          </table:table-cell>
          <table:table-cell office:value-type="string" calcext:value-type="string">
            <text:p>SILVA, Elaine da da</text:p>
          </table:table-cell>
          <table:table-cell table:number-columns-repeated="6"/>
          <table:table-cell office:value-type="string" calcext:value-type="string">
            <text:p>Universidad Complutense de Madrid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table:number-columns-repeated="8"/>
          <table:table-cell office:value-type="string" calcext:value-type="string">
            <text:p>Edue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Nova Ter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EIXEIRA, Thiciane Mary Carvalho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Elaine da da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IGI Glob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Elaine da d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FADEL, Bárbara</text:p>
          </table:table-cell>
          <table:table-cell table:number-columns-repeated="6"/>
          <table:table-cell office:value-type="string" calcext:value-type="string">
            <text:p>FCI/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EMIDÃO, Rafael Aparecido Moron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EMEGHINI, Maria Luiza Carpi <text:s/>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Usina de Letra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Cassia Dias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SOUZA, Juliete Susann Ferreira de</text:p>
          </table:table-cell>
          <table:table-cell table:number-columns-repeated="6"/>
          <table:table-cell office:value-type="string" calcext:value-type="string">
            <text:p>FCI/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ARÉM, Vinícius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7"/>
          <table:table-cell office:value-type="string" calcext:value-type="string">
            <text:p>Uni-FACE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UBI, Milena Polsineli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BOCCATO, Vera Regina Casari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8"/>
          <table:table-cell office:value-type="string" calcext:value-type="string">
            <text:p>FUESPI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8"/>
          <table:table-cell office:value-type="string" calcext:value-type="string">
            <text:p>ARQ-SP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SOUSA, Cristiane Alves de</text:p>
          </table:table-cell>
          <table:table-cell table:number-columns-repeated="7"/>
          <table:table-cell office:value-type="string" calcext:value-type="string">
            <text:p>AAB/MAST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DRIGUEZ, Sonia Maria Troitiño <text:s/></text:p>
          </table:table-cell>
          <table:table-cell office:value-type="string" calcext:value-type="string">
            <text:p>SOUSA, Cristiane Alves de</text:p>
          </table:table-cell>
          <table:table-cell table:number-columns-repeated="7"/>
          <table:table-cell office:value-type="string" calcext:value-type="string">
            <text:p>Fundação Casa de Rui Barbos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CAVALHEIRO, Marcos Ulisses</text:p>
          </table:table-cell>
          <table:table-cell table:number-columns-repeated="7"/>
          <table:table-cell office:value-type="string" calcext:value-type="string">
            <text:p>FUESPI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BIZELLO, Maria Leandra</text:p>
          </table:table-cell>
          <table:table-cell table:number-columns-repeated="7"/>
          <table:table-cell office:value-type="string" calcext:value-type="string">
            <text:p>Fundação Casa de Rui Barbos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ULO, Rodrigo Barbosa de <text:s/></text:p>
          </table:table-cell>
          <table:table-cell office:value-type="string" calcext:value-type="string">
            <text:p>CASARIN, Helen de Castro Silva</text:p>
          </table:table-cell>
          <table:table-cell table:number-columns-repeated="7"/>
          <table:table-cell office:value-type="string" calcext:value-type="string">
            <text:p>FCI/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VALLE-PERANDONES, María Antonia</text:p>
          </table:table-cell>
          <table:table-cell office:value-type="string" calcext:value-type="string">
            <text:p>MARTÍNEZ-ÁVILA, Daniel</text:p>
          </table:table-cell>
          <table:table-cell table:number-columns-repeated="7"/>
          <table:table-cell office:value-type="string" calcext:value-type="string">
            <text:p>Editorial Universitaria Ramón Arec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Henry Poncio Cruz de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OLIVEIRA, Henry Poncio Cruz de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7"/>
          <table:table-cell office:value-type="string" calcext:value-type="string">
            <text:p>Pedro &amp;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8"/>
          <table:table-cell office:value-type="string" calcext:value-type="string">
            <text:p>Cultura Ecônomic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office:value-type="string" calcext:value-type="string">
            <text:p>MESSIAS, Rozana Aparecida Lopes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office:value-type="string" calcext:value-type="string">
            <text:p>MESSIAS, Rozana Aparecida Lopes</text:p>
          </table:table-cell>
          <table:table-cell office:value-type="string" calcext:value-type="string">
            <text:p>GARCIA, Daniela Nogueira de Moraes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NAVARRO, Tiago Silva Rodrigues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7"/>
          <table:table-cell office:value-type="string" calcext:value-type="string">
            <text:p>Fundação Casa de Rui Barbos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ASCIMENTO, Natália Marinho do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NASCIMENTO, Natália Marinho do</text:p>
          </table:table-cell>
          <table:table-cell office:value-type="string" calcext:value-type="string">
            <text:p>SOUZA, Juliete Susann Ferreira de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MORO-CABERO, María Manuela</text:p>
          </table:table-cell>
          <table:table-cell table:number-columns-repeated="5"/>
          <table:table-cell office:value-type="string" calcext:value-type="string">
            <text:p>Uni-FACE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TINS, Gracy Kelli</text:p>
          </table:table-cell>
          <table:table-cell office:value-type="string" calcext:value-type="string">
            <text:p>MORAES, João Batista Ernesto de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INS, Gracy Kelli</text:p>
          </table:table-cell>
          <table:table-cell office:value-type="string" calcext:value-type="string">
            <text:p>MORAES, João Batista Ernesto de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table:number-columns-repeated="8"/>
          <table:table-cell office:value-type="string" calcext:value-type="string">
            <text:p>Prof. P. Ranasinghe Found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table:number-columns-repeated="8"/>
          <table:table-cell office:value-type="string" calcext:value-type="string">
            <text:p>Enriched Publications Pvt.Ltd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MARTÍNEZ-ÁVILA, Daniel</text:p>
          </table:table-cell>
          <table:table-cell table:style-name="ce3" table:number-columns-repeated="8"/>
          <table:table-cell table:style-name="ce3" office:value-type="string" calcext:value-type="string">
            <text:p>Creapress servicios integrales S.L. Valdemoro</text:p>
          </table:table-cell>
          <table:table-cell table:style-name="ce3"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TÍNEZ-ÁVILA, Daniel</text:p>
          </table:table-cell>
          <table:table-cell table:number-columns-repeated="8"/>
          <table:table-cell office:value-type="string" calcext:value-type="string">
            <text:p>A. K. Publication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GALHÃES, Gildo</text:p>
          </table:table-cell>
          <table:table-cell office:value-type="string" calcext:value-type="string">
            <text:p>MADIO, Telma Campanha de Carvalho</text:p>
          </table:table-cell>
          <table:table-cell table:number-columns-repeated="7"/>
          <table:table-cell office:value-type="string" calcext:value-type="string">
            <text:p>Alameda Casa Editoria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table:number-columns-repeated="8"/>
          <table:table-cell office:value-type="string" calcext:value-type="string">
            <text:p>Pinacote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VIANA, Gilberto Fladimar Rodrigues</text:p>
          </table:table-cell>
          <table:table-cell table:number-columns-repeated="7"/>
          <table:table-cell office:value-type="string" calcext:value-type="string">
            <text:p>EDUFB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EMOS, Joana Gusmão</text:p>
          </table:table-cell>
          <table:table-cell office:value-type="string" calcext:value-type="string">
            <text:p>OLIVEIRA, João Augusto Dias Barreira e</text:p>
          </table:table-cell>
          <table:table-cell office:value-type="string" calcext:value-type="string">
            <text:p>SILVA, Talita Cristina da</text:p>
          </table:table-cell>
          <table:table-cell office:value-type="string" calcext:value-type="string">
            <text:p>PADUA, Mariana Cantisani</text:p>
          </table:table-cell>
          <table:table-cell office:value-type="string" calcext:value-type="string">
            <text:p>SILVA, Anahi Rocha</text:p>
          </table:table-cell>
          <table:table-cell office:value-type="string" calcext:value-type="string">
            <text:p>GONCALEZ, Paula Regina Ventura Amorim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SILVA, Rafaela Carolina</text:p>
          </table:table-cell>
          <table:table-cell office:value-type="string" calcext:value-type="string">
            <text:p>NAKANO, Natalia</text:p>
          </table:table-cell>
          <table:table-cell office:value-type="string" calcext:value-type="string">
            <text:p>Canal 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KAJIMOTO, Natacha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Uni-FACE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KAJIMOTO, Natacha</text:p>
          </table:table-cell>
          <table:table-cell office:value-type="string" calcext:value-type="string">
            <text:p>CAVALCANTE, Lidia Eugênia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6"/>
          <table:table-cell office:value-type="string" calcext:value-type="string">
            <text:p>Uni-FACEF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RGE, Carlos Francisco Bitencourt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table:number-columns-repeated="8"/>
          <table:table-cell office:value-type="string" calcext:value-type="string">
            <text:p>Editora da UFP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TOGNOLI, Natália Bolfarini</text:p>
          </table:table-cell>
          <table:table-cell table:number-columns-repeated="7"/>
          <table:table-cell office:value-type="string" calcext:value-type="string">
            <text:p>EDUFB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UIMARÃES, José Augusto Chaves</text:p>
          </table:table-cell>
          <table:table-cell office:value-type="string" calcext:value-type="string">
            <text:p>FERNANDEZ-MOLINA, Juan Carlos</text:p>
          </table:table-cell>
          <table:table-cell table:number-columns-repeated="7"/>
          <table:table-cell office:value-type="string" calcext:value-type="string">
            <text:p>UNAM, Centro Universitario de Investigaciones Bibliotecológica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ÁCIO, Maria Cláudia Cabrini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HORIGUELA, Maria de Lourdes Morales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ARCIA, Joana Coeli Ribeiro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PERROTTI, Edmir</text:p>
          </table:table-cell>
          <table:table-cell office:value-type="string" calcext:value-type="string">
            <text:p>TARGINO, Maria das Graças</text:p>
          </table:table-cell>
          <table:table-cell table:number-columns-repeated="5"/>
          <table:table-cell office:value-type="string" calcext:value-type="string">
            <text:p>Id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ARCIA, Cristiane Luiza Salazar</text:p>
          </table:table-cell>
          <table:table-cell office:value-type="string" calcext:value-type="string">
            <text:p>SILVA, Elaine da da</text:p>
          </table:table-cell>
          <table:table-cell office:value-type="string" calcext:value-type="string">
            <text:p>JORGE, Carlos Francisco Bitencourt</text:p>
          </table:table-cell>
          <table:table-cell office:value-type="string" calcext:value-type="string">
            <text:p>VALENTIM, Marta Lígia Pomim</text:p>
          </table:table-cell>
          <table:table-cell table:number-columns-repeated="5"/>
          <table:table-cell office:value-type="string" calcext:value-type="string">
            <text:p>Interciênc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Editora da UFP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Alín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GIL LEIVA, Isidoro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BRITO, Jean Fernandes</text:p>
          </table:table-cell>
          <table:table-cell office:value-type="string" calcext:value-type="string">
            <text:p>CONEGLIAN, André Luís Onóri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5"/>
          <table:table-cell office:value-type="string" calcext:value-type="string">
            <text:p>Editora 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ERNEDA, Edberto</text:p>
          </table:table-cell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JORENTE, Maria José Vicentini</text:p>
          </table:table-cell>
          <table:table-cell table:number-columns-repeated="5"/>
          <table:table-cell office:value-type="string" calcext:value-type="string">
            <text:p>Cultura Acadêmic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NEDA, Edberto</text:p>
          </table:table-cell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6"/>
          <table:table-cell office:value-type="string" calcext:value-type="string">
            <text:p>ABECI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LLIOTT, Ariluci Goes</text:p>
          </table:table-cell>
          <table:table-cell office:value-type="string" calcext:value-type="string">
            <text:p>MADIO, Telma Campanha de Carvalho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ONEGLIAN, André Luís Onório</text:p>
          </table:table-cell>
          <table:table-cell office:value-type="string" calcext:value-type="string">
            <text:p>CASARIN, Helen de Castro Silva</text:p>
          </table:table-cell>
          <table:table-cell table:number-columns-repeated="7"/>
          <table:table-cell office:value-type="string" calcext:value-type="string">
            <text:p>Thesauru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ERVANTES, Brígida Maria Nogueira</text:p>
          </table:table-cell>
          <table:table-cell office:value-type="string" calcext:value-type="string">
            <text:p>FUJITA, Mariângela Spotti Lopes</text:p>
          </table:table-cell>
          <table:table-cell table:number-columns-repeated="7"/>
          <table:table-cell office:value-type="string" calcext:value-type="string">
            <text:p>Edue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VATTI SOBRINHO, Heliomar</text:p>
          </table:table-cell>
          <table:table-cell office:value-type="string" calcext:value-type="string">
            <text:p>FUJITA, Mariângela Spotti Lopes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VATTI SOBRINHO, Heliomar</text:p>
          </table:table-cell>
          <table:table-cell office:value-type="string" calcext:value-type="string">
            <text:p>FUJITA, Mariângela Spotti Lopes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VATTI SOBRINHO, Heliomar</text:p>
          </table:table-cell>
          <table:table-cell office:value-type="string" calcext:value-type="string">
            <text:p>FUJITA, Mariângela Spotti Lopes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SANTOS, Amanda Sertori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SANTOS, Amanda Sertori</text:p>
          </table:table-cell>
          <table:table-cell office:value-type="string" calcext:value-type="string">
            <text:p>RAMALHO, Andressa de Souza</text:p>
          </table:table-cell>
          <table:table-cell office:value-type="string" calcext:value-type="string">
            <text:p>OLIVEIRA, Etiene Siqueira de</text:p>
          </table:table-cell>
          <table:table-cell table:number-columns-repeated="5"/>
          <table:table-cell office:value-type="string" calcext:value-type="string">
            <text:p>Cultura Acadêmi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CONEGLIAN, André Luís Onório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ÂNDIDO, Gilberto Gomes <text:s/></text:p>
          </table:table-cell>
          <table:table-cell office:value-type="string" calcext:value-type="string">
            <text:p>SILVA, <text:s/>Irisneide de Oliveira Souza</text:p>
          </table:table-cell>
          <table:table-cell office:value-type="string" calcext:value-type="string">
            <text:p>FUJITA, Mariângela Spotti Lopes</text:p>
          </table:table-cell>
          <table:table-cell table:number-columns-repeated="6"/>
          <table:table-cell office:value-type="string" calcext:value-type="string">
            <text:p>Colegio de Traductores Públicos de la Ciudad de Buenos Ai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LDAS, Rosângela Formentini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ITO, Jean Fernandes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Editora 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RUBI, Milena Polsineli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FUJITA, Mariângela Spotti Lopes</text:p>
          </table:table-cell>
          <table:table-cell table:number-columns-repeated="7"/>
          <table:table-cell office:value-type="string" calcext:value-type="string">
            <text:p>Colegio de Traductores Públicos de la Ciudad de Buenos Ai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8"/>
          <table:table-cell office:value-type="string" calcext:value-type="string">
            <text:p>MAST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table:number-columns-repeated="8"/>
          <table:table-cell office:value-type="string" calcext:value-type="string">
            <text:p>Museu de Astronomia e Ciências Afin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office:value-type="string" calcext:value-type="string">
            <text:p>MADIO, Telma Campanha de Carvalho</text:p>
          </table:table-cell>
          <table:table-cell table:number-columns-repeated="7"/>
          <table:table-cell office:value-type="string" calcext:value-type="string">
            <text:p>Thesauru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ZELLO, Maria Leandra</text:p>
          </table:table-cell>
          <table:table-cell office:value-type="string" calcext:value-type="string">
            <text:p>GRACIANO, Maítha Elena Tosta</text:p>
          </table:table-cell>
          <table:table-cell table:number-columns-repeated="7"/>
          <table:table-cell office:value-type="string" calcext:value-type="string">
            <text:p>Fundação Casa de Rui Barbos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AGGI, Camila de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FCI/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DRADE, Wendia Oliveira de</text:p>
          </table:table-cell>
          <table:table-cell office:value-type="string" calcext:value-type="string">
            <text:p>NEVES, Dulce Amélia de Brito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RAMALHO, Francisca Arruda .</text:p>
          </table:table-cell>
          <table:table-cell table:number-columns-repeated="5"/>
          <table:table-cell office:value-type="string" calcext:value-type="string">
            <text:p>Editora da UFP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VES, Rachel Cristina Vesu</text:p>
          </table:table-cell>
          <table:table-cell office:value-type="string" calcext:value-type="string">
            <text:p>ARAKAKI, Felipe Augusto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IMIONATO, Ana Carolina</text:p>
          </table:table-cell>
          <table:table-cell table:number-columns-repeated="5"/>
          <table:table-cell office:value-type="string" calcext:value-type="string">
            <text:p>Editora 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VES, Bruno Henrique</text:p>
          </table:table-cell>
          <table:table-cell office:value-type="string" calcext:value-type="string">
            <text:p>OLIVEIRA, Ely Francina Tannuri de</text:p>
          </table:table-cell>
          <table:table-cell office:value-type="string" calcext:value-type="string">
            <text:p>GRÁCIO, Maria Cláudia Cabrini</text:p>
          </table:table-cell>
          <table:table-cell table:number-columns-repeated="6"/>
          <table:table-cell office:value-type="string" calcext:value-type="string">
            <text:p>Pedro &amp;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VES, Ana Paula Meneses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MOLINA, Juan Carlos Fernández</text:p>
          </table:table-cell>
          <table:table-cell table:number-columns-repeated="6"/>
          <table:table-cell office:value-type="string" calcext:value-type="string">
            <text:p>FCI/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MEIDA, Daniela Pereira dos Reis de</text:p>
          </table:table-cell>
          <table:table-cell table:number-columns-repeated="8"/>
          <table:table-cell office:value-type="string" calcext:value-type="string">
            <text:p>Interciênc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8"/>
          <table:table-cell office:value-type="string" calcext:value-type="string">
            <text:p>Thesauru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ENCAR, Cely Martins Santos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7"/>
          <table:table-cell office:value-type="string" calcext:value-type="string">
            <text:p>Editora UF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GUSTIN LACRUZ, María del Carmen</text:p>
          </table:table-cell>
          <table:table-cell office:value-type="string" calcext:value-type="string">
            <text:p>GÓMEZ DIAZ, Raquel</text:p>
          </table:table-cell>
          <table:table-cell office:value-type="string" calcext:value-type="string">
            <text:p>FUJITA, Mariângela Spotti Lopes</text:p>
          </table:table-cell>
          <table:table-cell table:number-columns-repeated="6"/>
          <table:table-cell office:value-type="string" calcext:value-type="string">
            <text:p>Prensas Universitarias de Zaragoz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4" office:value-type="string" calcext:value-type="string">
            <text:p>MATA, Marta Leandro da 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MARZAL, Miguel Ángel</text:p>
          </table:table-cell>
          <table:table-cell table:number-columns-repeated="6"/>
          <table:table-cell office:value-type="string" calcext:value-type="string">
            <text:p>EDUFB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CONEGLIAN, André Luís Onório</text:p>
          </table:table-cell>
          <table:table-cell office:value-type="string" calcext:value-type="string">
            <text:p>SANTOS, Camila Araújo dos</text:p>
          </table:table-cell>
          <table:table-cell office:value-type="string" calcext:value-type="string">
            <text:p>CASARIN, Helen de Castro Silva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FADEL, Bárbara</text:p>
          </table:table-cell>
          <table:table-cell office:value-type="string" calcext:value-type="string">
            <text:p>ALMEIDA, Carlos Cândido de</text:p>
          </table:table-cell>
          <table:table-cell office:value-type="string" calcext:value-type="string">
            <text:p>CASARIN, Helen de Castro Silva</text:p>
          </table:table-cell>
          <table:table-cell office:value-type="string" calcext:value-type="string">
            <text:p>VALENTIM, Marta Lígia Pomim</text:p>
          </table:table-cell>
          <table:table-cell office:value-type="string" calcext:value-type="string">
            <text:p>ALMEIDA JUNIOR, Oswaldo Francisco de</text:p>
          </table:table-cell>
          <table:table-cell office:value-type="string" calcext:value-type="string">
            <text:p>BELLUZZO, Regina Célia Baptista</text:p>
          </table:table-cell>
          <table:table-cell table:number-columns-repeated="3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MATA, Marta Leandro da</text:p>
          </table:table-cell>
          <table:table-cell office:value-type="string" calcext:value-type="string">
            <text:p>CASARIN, Helen de Castro Silva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SILVA, Marli Vítor da</text:p>
          </table:table-cell>
          <table:table-cell office:value-type="string" calcext:value-type="string">
            <text:p>CASARIN, Helen de Castro Silva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JORENTE, Maria José Vicentini 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MADIO, Telma Campanha de Carvalho</text:p>
          </table:table-cell>
          <table:table-cell table:number-columns-repeated="6"/>
          <table:table-cell office:value-type="string" calcext:value-type="string">
            <text:p>ECA/USP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TORRIZELLA, Ana Paula Ferreira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VALENTIM, Marta Lígia Pomim</text:p>
          </table:table-cell>
          <table:table-cell office:value-type="string" calcext:value-type="string">
            <text:p>PIRES, <text:s/>Laís Munin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CAVALCANTE, Luciane de Fátima Beckman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BUENO, Danilo André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LOPES, Elaine Cristina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GARCIA, Cristiane Luiza Salazar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PACHECO, Cintia Gomes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CAVALCANTE, Luciane de Fátima Beckman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LOUSADA, Marian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LOPES, Elaine Cristina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VITORIANO, Marcia Cristina de Carvalho Pazin</text:p>
          </table:table-cell>
          <table:table-cell table:number-columns-repeated="8"/>
          <table:table-cell office:value-type="string" calcext:value-type="string">
            <text:p>ARQ-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PACHECO, Cíntia Gomes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LOPES, Gustavo Adolfo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7"/>
          <table:table-cell office:value-type="string" calcext:value-type="string">
            <text:p>Uni-FACEF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LOUSADA, Mariana</text:p>
          </table:table-cell>
          <table:table-cell office:value-type="string" calcext:value-type="string">
            <text:p>VALENTIM, Marta Lígia Pomim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ALMEIDA, Maria Fabiana Izidio de</text:p>
          </table:table-cell>
          <table:table-cell office:value-type="string" calcext:value-type="string">
            <text:p>VITORIANO, Marcia Cristina de Carvalho Pazin</text:p>
          </table:table-cell>
          <table:table-cell office:value-type="string" calcext:value-type="string">
            <text:p>CRIVELLARO, Fernanda Furio</text:p>
          </table:table-cell>
          <table:table-cell table:number-columns-repeated="6"/>
          <table:table-cell office:value-type="string" calcext:value-type="string">
            <text:p>Uni-FACEF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CALDAS, Rosângela Formentini</text:p>
          </table:table-cell>
          <table:table-cell office:value-type="string" calcext:value-type="string">
            <text:p>SILVA, Eduardo Graziosi</text:p>
          </table:table-cell>
          <table:table-cell office:value-type="string" calcext:value-type="string">
            <text:p>MARTÍNEZ-ÁVILA, Daniel</text:p>
          </table:table-cell>
          <table:table-cell table:number-columns-repeated="6"/>
          <table:table-cell office:value-type="string" calcext:value-type="string">
            <text:p>UNE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SANTAREM, Vinícius </text:p>
          </table:table-cell>
          <table:table-cell office:value-type="string" calcext:value-type="string">
            <text:p>VITORIANO, Marcia Cristina de Carvalho Pazin</text:p>
          </table:table-cell>
          <table:table-cell table:number-columns-repeated="7"/>
          <table:table-cell office:value-type="string" calcext:value-type="string">
            <text:p>Uni-FACEF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JORENTE, Maria José Vicentini</text:p>
          </table:table-cell>
          <table:table-cell office:value-type="string" calcext:value-type="string">
            <text:p>LEMOS, Joana Gusmão</text:p>
          </table:table-cell>
          <table:table-cell office:value-type="string" calcext:value-type="string">
            <text:p>OLIVEIRA, João Augusto Dias Barreira </text:p>
          </table:table-cell>
          <table:table-cell table:number-columns-repeated="6"/>
          <table:table-cell office:value-type="string" calcext:value-type="string">
            <text:p>Interciênc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VITORIANO, Marcia Cristina de Carvalho Pazin </text:p>
          </table:table-cell>
          <table:table-cell table:number-columns-repeated="8"/>
          <table:table-cell office:value-type="string" calcext:value-type="string">
            <text:p>CICEES Edicion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JORENTE, Maria José Vicentini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table:style-name="ce5" office:value-type="string" calcext:value-type="string">
            <text:p>BIZELLO, Maria Leandra </text:p>
          </table:table-cell>
          <table:table-cell table:number-columns-repeated="8"/>
          <table:table-cell office:value-type="string" calcext:value-type="string">
            <text:p>UNE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ANTOS, João Carlos Gardini </text:p>
          </table:table-cell>
          <table:table-cell office:value-type="string" calcext:value-type="string">
            <text:p>GUIMARÃES, José Augusto Chaves</text:p>
          </table:table-cell>
          <table:table-cell table:number-columns-repeated="7"/>
          <table:table-cell office:value-type="string" calcext:value-type="string">
            <text:p>Faculdade de Letras da Universidade do Port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BIZELLO, Maria Leandra </text:p>
          </table:table-cell>
          <table:table-cell table:number-columns-repeated="8"/>
          <table:table-cell office:value-type="string" calcext:value-type="string">
            <text:p>Compacta Gráfica e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CALDAS, Rosângela Formentini; RICARDO, Filipe ; ABREU, Janice Pereira de ; COSTA, Mariana Bueno . Visitas Técnicas como estratégia de desenvolvimento do conhecimento profissional. In: Imasato, H.; Manzato, M. G.. (Org.). Da sala de aula à Formação Profissional. 1ed.São Carlos: USP, 2016, v. 1, p. 59-.</text:p>
          </table:table-cell>
          <table:table-cell table:number-columns-repeated="9"/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FUJITA, Mariângela Spotti Lopes</text:p>
          </table:table-cell>
          <table:table-cell office:value-type="string" calcext:value-type="string">
            <text:p>FAVATO, Vania Aparecida Marques</text:p>
          </table:table-cell>
          <table:table-cell office:value-type="string" calcext:value-type="string">
            <text:p>ZANIBONI, Maria Marlene</text:p>
          </table:table-cell>
          <table:table-cell office:value-type="string" calcext:value-type="string">
            <text:p>FAGUNDES, Silvana Aparecida</text:p>
          </table:table-cell>
          <table:table-cell table:number-columns-repeated="5"/>
          <table:table-cell office:value-type="string" calcext:value-type="string">
            <text:p>Cultura Acadêmic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FUJITA, Mariângela Spotti Lopes</text:p>
          </table:table-cell>
          <table:table-cell office:value-type="string" calcext:value-type="string">
            <text:p>SCUTARI, Sônia Mara Alves</text:p>
          </table:table-cell>
          <table:table-cell office:value-type="string" calcext:value-type="string">
            <text:p>GATI, Cássia Adriana de Santana</text:p>
          </table:table-cell>
          <table:table-cell office:value-type="string" calcext:value-type="string">
            <text:p>SANTOS, Luciana Beatriz Piovezan dos</text:p>
          </table:table-cell>
          <table:table-cell table:number-columns-repeated="5"/>
          <table:table-cell office:value-type="string" calcext:value-type="string">
            <text:p>Cultura Acadêmic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ANTOS, Plácida Leopoldina Ventura Amorim da Costa</text:p>
          </table:table-cell>
          <table:table-cell table:number-columns-repeated="8"/>
          <table:table-cell office:value-type="string" calcext:value-type="string">
            <text:p>Idé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MOREIRA, Walter</text:p>
          </table:table-cell>
          <table:table-cell table:number-columns-repeated="8"/>
          <table:table-cell office:value-type="string" calcext:value-type="string">
            <text:p>UNE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Eduel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CAMARGO, Liriane Soares de Araúj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ECA/USP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OLIVEIRA, Henry Poncio Cruz de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Editora UFPB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2:37:53.318540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35:44.687328127</meta:creation-date>
    <dc:date>2018-01-04T12:38:12.015696390</dc:date>
    <meta:editing-duration>PT44S</meta:editing-duration>
    <meta:editing-cycles>2</meta:editing-cycles>
    <meta:generator>LibreOffice/5.3.7.2.0$Linux_X86_64 LibreOffice_project/30$Build-2</meta:generator>
    <meta:document-statistic meta:table-count="1" meta:cell-count="613" meta:object-count="0"/>
  </office:meta>
</office:document-meta>
</file>